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339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1d2129" style:font-name="helvetica" fo:font-size="7.19999980926514pt" fo:letter-spacing="normal" fo:font-style="normal" fo:font-weight="normal"/>
    </style:style>
    <style:style style:name="T2" style:family="text">
      <style:text-properties fo:font-variant="normal" fo:text-transform="none" fo:color="#1d2129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INO LG Polska</text:span><text:span text:style-name="T2"> </text:span><text:span text:style-name="T1">DVD/CD RECEIVER LH-T6240D NIE POSIADA GŁOSU AUDIO,PLANSZY WSTĘPNEJ LG ROZRUCHU I MENU REVIEW ZEGAR ODTWARZANIA DVD/CD JEST WYŁĄCZONY PRZEZ INTRUZÓW NERO MEDIA HOME I PROGRAM PISZĄCY MISTRZ ,NIE POSIADA STANDBY/ON PRZYWRACANIA KINA LG Polska</text:span><text:span text:style-name="T2"> </text:span><text:span text:style-name="T1">,ORAZ EJECT OPEN/CLOSE JEST POMIESZANER W FUNKCJACH I NIE DZIAŁA PRAWIDŁOWO I MIESZA SIĘ Z ODTWARZANIEM CD/DVD FUNKCJI NWSTĘPNEJ ZAŁĄCZENIA KINA LG Polska.NAGRYWARKA LG Polska</text:span><text:span text:style-name="T2"> </text:span><text:span text:style-name="T1">HDD/DVD RECORDER RH7500 MA WYŁĄCZONE MENU DVD ROZRUCHU NIE ZNAJDUJE PŁYTY I ZEGARA RTEVIEW ODTWARZANIE I NAGRYWANIE DVD/CD ORAZ SETUP MENU OGÓLNE INITIALIZATION M/C FORMAT PRZYWRACANIE FUNKCJI ODNOWIENIOWEJ LG PROGRESS LG Polska,PRZYWRACANIE MASZYNY LG Polska</text:span><text:span text:style-name="T2"> </text:span><text:span text:style-name="T1">I REC ASPECT,VOCALDISPLAY MODE,PIP,,M/C FORMAT ,NIE PEŁNE FACTORY SET PRZYWRACANIE WSZYSTKICH FUNKCJI SETAPU LG Polska</text:span><text:span text:style-name="T2"> </text:span><text:span text:style-name="T1">,PROSZĘ O DARMOWĄ NAPRAWĘ I W CLAM AV I DEAMON WSPARCIE MOIM SAMBA SERWEREM I GHOSTERY I GHOST ORAZ ALEX TRAFFIC RANK I CISCO ASYSTENT SETAPU I LG PolskaI Google Chro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08:48:14.779844310</meta:creation-date>
    <dc:date>2016-09-14T08:48:48.606910952</dc:date>
    <meta:editing-duration>PT35S</meta:editing-duration>
    <meta:editing-cycles>1</meta:editing-cycles>
    <meta:document-statistic meta:table-count="0" meta:image-count="0" meta:object-count="0" meta:page-count="1" meta:paragraph-count="1" meta:word-count="143" meta:character-count="980" meta:non-whitespace-character-count="838"/>
    <meta:generator>LibreOffice/5.1.4.2$Linux_X86_64 LibreOffice_project/10m0$Build-2</meta:generator>
  </office:meta>
</office:document-meta>
</file>